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77270833333333cm"/>
    </style:style>
    <style:style style:name="co2" style:family="table-column">
      <style:table-column-properties fo:break-before="auto" style:column-width="1.40229166666667cm"/>
    </style:style>
    <style:style style:name="co3" style:family="table-column">
      <style:table-column-properties fo:break-before="auto" style:column-width="1.93145833333333cm"/>
    </style:style>
    <style:style style:name="co4" style:family="table-column">
      <style:table-column-properties fo:break-before="auto" style:column-width="3.94229166666667cm"/>
    </style:style>
    <style:style style:name="co5" style:family="table-column">
      <style:table-column-properties fo:break-before="auto" style:column-width="3.75708333333333cm"/>
    </style:style>
    <style:style style:name="co6" style:family="table-column">
      <style:table-column-properties fo:break-before="auto" style:column-width="1.08479166666667cm"/>
    </style:style>
    <style:style style:name="co7" style:family="table-column">
      <style:table-column-properties fo:break-before="auto" style:column-width="5.26520833333333cm"/>
    </style:style>
    <style:style style:name="co8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6" table:default-cell-style-name="ce1"/>
        <table:table-row table:style-name="ro1">
          <table:table-cell office:value-type="string" table:style-name="ce2">
            <text:p>value</text:p>
          </table:table-cell>
          <table:table-cell office:value-type="string" table:style-name="ce2">
            <text:p>date1904</text:p>
          </table:table-cell>
          <table:table-cell office:value-type="string" table:style-name="ce2">
            <text:p>val1900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expected</text:p>
          </table:table-cell>
          <table:table-cell office:value-type="string" table:style-name="ce2">
            <text:p>correct</text:p>
          </table:table-cell>
          <table:table-cell office:value-type="string" table:style-name="ce2">
            <text:p>desc</text:p>
          </table:table-cell>
          <table:table-cell table:number-columns-repeated="16376" table:style-name="ce2"/>
        </table:table-row>
        <table:table-row table:style-name="ro1">
          <table:table-cell office:value-type="float" office:value="4018.9999999884299" table:formula="of:=4018.99999998843" table:style-name="ce1">
            <text:p>4019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4018.9999999884299" table:formula="of:=IF([.B2];[.A2]+1462;[.A2])" table:style-name="ce1">
            <text:p>4019</text:p>
          </table:table-cell>
          <table:table-cell office:value-type="string" table:style-name="ce1">
            <text:p>mm/dd/yyyy hh:mm:ss.000</text:p>
          </table:table-cell>
          <table:table-cell office:value-type="string" office:string-value="12/31/1910 23:59:59.999" table:formula="of:=TEXT([.A2];[.D2])" table:style-name="ce1">
            <text:p>12/31/1910 23:59:59.999</text:p>
          </table:table-cell>
          <table:table-cell office:value-type="string" table:style-name="ce1">
            <text:p>12/31/1910 23:59:59.999</text:p>
          </table:table-cell>
          <table:table-cell office:value-type="boolean" office:boolean-value="true" table:formula="of:=[.E2]=[.F2]" table:style-name="ce1">
            <text:p>TRUE</text:p>
          </table:table-cell>
          <table:table-cell office:value-type="string" table:style-name="ce1">
            <text:p>end-of-year thousandths rounding</text:p>
          </table:table-cell>
          <table:table-cell table:number-columns-repeated="16376"/>
        </table:table-row>
        <table:table-row table:style-name="ro1">
          <table:table-cell office:value-type="float" office:value="4018.9999999884299" table:formula="of:=[.A2]" table:style-name="ce1">
            <text:p>4019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4018.9999999884299" table:formula="of:=IF([.B3];[.A3]+1462;[.A3])" table:style-name="ce1">
            <text:p>4019</text:p>
          </table:table-cell>
          <table:table-cell office:value-type="string" table:style-name="ce1">
            <text:p>mm/dd/yyyy hh:mm:ss.00</text:p>
          </table:table-cell>
          <table:table-cell office:value-type="string" office:string-value="01/01/1911 00:00:00.00" table:formula="of:=TEXT([.A3];[.D3])" table:style-name="ce1">
            <text:p>01/01/1911 00:00:00.00</text:p>
          </table:table-cell>
          <table:table-cell office:value-type="string" table:style-name="ce1">
            <text:p>01/01/1911 00:00:00.00</text:p>
          </table:table-cell>
          <table:table-cell office:value-type="boolean" office:boolean-value="true" table:formula="of:=[.E3]=[.F3]" table:style-name="ce1">
            <text:p>TRUE</text:p>
          </table:table-cell>
          <table:table-cell office:value-type="string" table:style-name="ce1">
            <text:p>end-of-year hundredths round up</text:p>
          </table:table-cell>
          <table:table-cell table:number-columns-repeated="16376"/>
        </table:table-row>
        <table:table-row table:style-name="ro1">
          <table:table-cell office:value-type="float" office:value="4018.9999999884299" table:formula="of:=[.A3]" table:style-name="ce1">
            <text:p>4019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4018.9999999884299" table:formula="of:=IF([.B4];[.A4]+1462;[.A4])" table:style-name="ce1">
            <text:p>4019</text:p>
          </table:table-cell>
          <table:table-cell office:value-type="string" table:style-name="ce1">
            <text:p>mm/dd/yyyy hh:mm</text:p>
          </table:table-cell>
          <table:table-cell office:value-type="string" office:string-value="01/01/1911 00:00" table:formula="of:=TEXT([.A4];[.D4])" table:style-name="ce1">
            <text:p>01/01/1911 00:00</text:p>
          </table:table-cell>
          <table:table-cell office:value-type="string" table:style-name="ce1">
            <text:p>01/01/1911 00:00</text:p>
          </table:table-cell>
          <table:table-cell office:value-type="boolean" office:boolean-value="true" table:formula="of:=[.E4]=[.F4]" table:style-name="ce1">
            <text:p>TRUE</text:p>
          </table:table-cell>
          <table:table-cell office:value-type="string" table:style-name="ce1">
            <text:p>end-of-year minutes round up</text:p>
          </table:table-cell>
          <table:table-cell table:number-columns-repeated="16376"/>
        </table:table-row>
        <table:table-row table:style-name="ro1">
          <table:table-cell office:value-type="float" office:value="4018.9999999884299" table:formula="of:=[.A4]" table:style-name="ce1">
            <text:p>4019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4018.9999999884299" table:formula="of:=IF([.B5];[.A5]+1462;[.A5])" table:style-name="ce1">
            <text:p>4019</text:p>
          </table:table-cell>
          <table:table-cell office:value-type="string" table:style-name="ce1">
            <text:p>[hh]:mm:ss.000</text:p>
          </table:table-cell>
          <table:table-cell office:value-type="string" office:string-value="96455:59:59.999" table:formula="of:=TEXT([.A5];[.D5])" table:style-name="ce1">
            <text:p>96455:59:59.999</text:p>
          </table:table-cell>
          <table:table-cell office:value-type="string" table:style-name="ce1">
            <text:p>96455:59:59.999</text:p>
          </table:table-cell>
          <table:table-cell office:value-type="boolean" office:boolean-value="true" table:formula="of:=[.E5]=[.F5]" table:style-name="ce1">
            <text:p>TRUE</text:p>
          </table:table-cell>
          <table:table-cell office:value-type="string" table:style-name="ce1">
            <text:p>hour duration thousandths rounding</text:p>
          </table:table-cell>
          <table:table-cell table:number-columns-repeated="16376"/>
        </table:table-row>
        <table:table-row table:style-name="ro1">
          <table:table-cell office:value-type="float" office:value="4018.9999999884299" table:formula="of:=[.A5]" table:style-name="ce1">
            <text:p>4019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4018.9999999884299" table:formula="of:=IF([.B6];[.A6]+1462;[.A6])" table:style-name="ce1">
            <text:p>4019</text:p>
          </table:table-cell>
          <table:table-cell office:value-type="string" table:style-name="ce1">
            <text:p>[hh]:mm:ss.00</text:p>
          </table:table-cell>
          <table:table-cell office:value-type="string" office:string-value="96456:00:00.00" table:formula="of:=TEXT([.A6];[.D6])" table:style-name="ce1">
            <text:p>96456:00:00.00</text:p>
          </table:table-cell>
          <table:table-cell office:value-type="string" table:style-name="ce1">
            <text:p>96456:00:00.00</text:p>
          </table:table-cell>
          <table:table-cell office:value-type="boolean" office:boolean-value="true" table:formula="of:=[.E6]=[.F6]" table:style-name="ce1">
            <text:p>TRUE</text:p>
          </table:table-cell>
          <table:table-cell office:value-type="string" table:style-name="ce1">
            <text:p>hour duration hundredths round up</text:p>
          </table:table-cell>
          <table:table-cell table:number-columns-repeated="16376"/>
        </table:table-row>
        <table:table-row table:style-name="ro1">
          <table:table-cell office:value-type="float" office:value="4018.9999999884299" table:formula="of:=[.A6]" table:style-name="ce1">
            <text:p>4019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4018.9999999884299" table:formula="of:=IF([.B7];[.A7]+1462;[.A7])" table:style-name="ce1">
            <text:p>4019</text:p>
          </table:table-cell>
          <table:table-cell office:value-type="string" table:style-name="ce1">
            <text:p>[hh]:mm:ss</text:p>
          </table:table-cell>
          <table:table-cell office:value-type="string" office:string-value="96456:00:00" table:formula="of:=TEXT([.A7];[.D7])" table:style-name="ce1">
            <text:p>96456:00:00</text:p>
          </table:table-cell>
          <table:table-cell office:value-type="string" table:style-name="ce1">
            <text:p>96456:00:00</text:p>
          </table:table-cell>
          <table:table-cell office:value-type="boolean" office:boolean-value="true" table:formula="of:=[.E7]=[.F7]" table:style-name="ce1">
            <text:p>TRUE</text:p>
          </table:table-cell>
          <table:table-cell office:value-type="string" table:style-name="ce1">
            <text:p>hour duration minute round up (w/ ss)</text:p>
          </table:table-cell>
          <table:table-cell table:number-columns-repeated="16376"/>
        </table:table-row>
        <table:table-row table:style-name="ro1">
          <table:table-cell office:value-type="float" office:value="4018.9999999884299" table:formula="of:=[.A7]" table:style-name="ce1">
            <text:p>4019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4018.9999999884299" table:formula="of:=IF([.B8];[.A8]+1462;[.A8])" table:style-name="ce1">
            <text:p>4019</text:p>
          </table:table-cell>
          <table:table-cell office:value-type="string" table:style-name="ce1">
            <text:p>[hh]:mm</text:p>
          </table:table-cell>
          <table:table-cell office:value-type="string" office:string-value="96456:00" table:formula="of:=TEXT([.A8];[.D8])" table:style-name="ce1">
            <text:p>96456:00</text:p>
          </table:table-cell>
          <table:table-cell office:value-type="string" table:style-name="ce1">
            <text:p>96456:00</text:p>
          </table:table-cell>
          <table:table-cell office:value-type="boolean" office:boolean-value="true" table:formula="of:=[.E8]=[.F8]" table:style-name="ce1">
            <text:p>TRUE</text:p>
          </table:table-cell>
          <table:table-cell office:value-type="string" table:style-name="ce1">
            <text:p>hour duration minute round up</text:p>
          </table:table-cell>
          <table:table-cell table:number-columns-repeated="16376"/>
        </table:table-row>
        <table:table-row table:style-name="ro1">
          <table:table-cell office:value-type="float" office:value="4018.9999999884299" table:formula="of:=[.A8]" table:style-name="ce1">
            <text:p>4019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4018.9999999884299" table:formula="of:=IF([.B9];[.A9]+1462;[.A9])" table:style-name="ce1">
            <text:p>4019</text:p>
          </table:table-cell>
          <table:table-cell office:value-type="string" table:style-name="ce1">
            <text:p>[hh]</text:p>
          </table:table-cell>
          <table:table-cell office:value-type="string" office:string-value="96456" table:formula="of:=TEXT([.A9];[.D9])" table:style-name="ce1">
            <text:p>96456</text:p>
          </table:table-cell>
          <table:table-cell office:value-type="string" table:style-name="ce1">
            <text:p>96456</text:p>
          </table:table-cell>
          <table:table-cell office:value-type="boolean" office:boolean-value="true" table:formula="of:=[.E9]=[.F9]" table:style-name="ce1">
            <text:p>TRUE</text:p>
          </table:table-cell>
          <table:table-cell office:value-type="string" table:style-name="ce1">
            <text:p>hour duration round up</text:p>
          </table:table-cell>
          <table:table-cell table:number-columns-repeated="16376"/>
        </table:table-row>
        <table:table-row table:style-name="ro1">
          <table:table-cell office:value-type="float" office:value="4018.9999999884299" table:formula="of:=[.A9]" table:style-name="ce1">
            <text:p>4019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4018.9999999884299" table:formula="of:=IF([.B10];[.A10]+1462;[.A10])" table:style-name="ce1">
            <text:p>4019</text:p>
          </table:table-cell>
          <table:table-cell office:value-type="string" table:style-name="ce1">
            <text:p>[mm]:ss.000</text:p>
          </table:table-cell>
          <table:table-cell office:value-type="string" office:string-value="5787359:59.999" table:formula="of:=TEXT([.A10];[.D10])" table:style-name="ce1">
            <text:p>5787359:59.999</text:p>
          </table:table-cell>
          <table:table-cell office:value-type="string" table:style-name="ce1">
            <text:p>5787359:59.999</text:p>
          </table:table-cell>
          <table:table-cell office:value-type="boolean" office:boolean-value="true" table:formula="of:=[.E10]=[.F10]" table:style-name="ce1">
            <text:p>TRUE</text:p>
          </table:table-cell>
          <table:table-cell office:value-type="string" table:style-name="ce1">
            <text:p>minute duration thousandths rounding</text:p>
          </table:table-cell>
          <table:table-cell table:number-columns-repeated="16376"/>
        </table:table-row>
        <table:table-row table:style-name="ro1">
          <table:table-cell office:value-type="float" office:value="4018.9999999884299" table:formula="of:=[.A10]" table:style-name="ce1">
            <text:p>4019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4018.9999999884299" table:formula="of:=IF([.B11];[.A11]+1462;[.A11])" table:style-name="ce1">
            <text:p>4019</text:p>
          </table:table-cell>
          <table:table-cell office:value-type="string" table:style-name="ce1">
            <text:p>[mm]:ss.00</text:p>
          </table:table-cell>
          <table:table-cell office:value-type="string" office:string-value="5787360:00.00" table:formula="of:=TEXT([.A11];[.D11])" table:style-name="ce1">
            <text:p>5787360:00.00</text:p>
          </table:table-cell>
          <table:table-cell office:value-type="string" table:style-name="ce1">
            <text:p>5787360:00.00</text:p>
          </table:table-cell>
          <table:table-cell office:value-type="boolean" office:boolean-value="true" table:formula="of:=[.E11]=[.F11]" table:style-name="ce1">
            <text:p>TRUE</text:p>
          </table:table-cell>
          <table:table-cell office:value-type="string" table:style-name="ce1">
            <text:p>minute duration hundredths round up</text:p>
          </table:table-cell>
          <table:table-cell table:number-columns-repeated="16376"/>
        </table:table-row>
        <table:table-row table:style-name="ro1">
          <table:table-cell office:value-type="float" office:value="4018.9999999884299" table:formula="of:=[.A11]" table:style-name="ce1">
            <text:p>4019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4018.9999999884299" table:formula="of:=IF([.B12];[.A12]+1462;[.A12])" table:style-name="ce1">
            <text:p>4019</text:p>
          </table:table-cell>
          <table:table-cell office:value-type="string" table:style-name="ce1">
            <text:p>[mm]:ss</text:p>
          </table:table-cell>
          <table:table-cell office:value-type="string" office:string-value="5787360:00" table:formula="of:=TEXT([.A12];[.D12])" table:style-name="ce1">
            <text:p>5787360:00</text:p>
          </table:table-cell>
          <table:table-cell office:value-type="string" table:style-name="ce1">
            <text:p>5787360:00</text:p>
          </table:table-cell>
          <table:table-cell office:value-type="boolean" office:boolean-value="true" table:formula="of:=[.E12]=[.F12]" table:style-name="ce1">
            <text:p>TRUE</text:p>
          </table:table-cell>
          <table:table-cell office:value-type="string" table:style-name="ce1">
            <text:p>minute duration round up</text:p>
          </table:table-cell>
          <table:table-cell table:number-columns-repeated="16376"/>
        </table:table-row>
        <table:table-row table:style-name="ro1">
          <table:table-cell office:value-type="float" office:value="4018.9999999884299" table:formula="of:=[.A12]" table:style-name="ce1">
            <text:p>4019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4018.9999999884299" table:formula="of:=IF([.B13];[.A13]+1462;[.A13])" table:style-name="ce1">
            <text:p>4019</text:p>
          </table:table-cell>
          <table:table-cell office:value-type="string" table:style-name="ce1">
            <text:p>[ss].000</text:p>
          </table:table-cell>
          <table:table-cell office:value-type="string" office:string-value="347241599.999" table:formula="of:=TEXT([.A13];[.D13])" table:style-name="ce1">
            <text:p>347241599.999</text:p>
          </table:table-cell>
          <table:table-cell office:value-type="string" table:style-name="ce1">
            <text:p>347241599.999</text:p>
          </table:table-cell>
          <table:table-cell office:value-type="boolean" office:boolean-value="true" table:formula="of:=[.E13]=[.F13]" table:style-name="ce1">
            <text:p>TRUE</text:p>
          </table:table-cell>
          <table:table-cell office:value-type="string" table:style-name="ce1">
            <text:p>second duration thousandths rounding</text:p>
          </table:table-cell>
          <table:table-cell table:number-columns-repeated="16376"/>
        </table:table-row>
        <table:table-row table:style-name="ro1">
          <table:table-cell office:value-type="float" office:value="4018.9999999884299" table:formula="of:=[.A13]" table:style-name="ce1">
            <text:p>4019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4018.9999999884299" table:formula="of:=IF([.B14];[.A14]+1462;[.A14])" table:style-name="ce1">
            <text:p>4019</text:p>
          </table:table-cell>
          <table:table-cell office:value-type="string" table:style-name="ce1">
            <text:p>[ss].00</text:p>
          </table:table-cell>
          <table:table-cell office:value-type="string" office:string-value="347241600.00" table:formula="of:=TEXT([.A14];[.D14])" table:style-name="ce1">
            <text:p>347241600.00</text:p>
          </table:table-cell>
          <table:table-cell office:value-type="string" table:style-name="ce1">
            <text:p>347241600.00</text:p>
          </table:table-cell>
          <table:table-cell office:value-type="boolean" office:boolean-value="true" table:formula="of:=[.E14]=[.F14]" table:style-name="ce1">
            <text:p>TRUE</text:p>
          </table:table-cell>
          <table:table-cell office:value-type="string" table:style-name="ce1">
            <text:p>second duration hundredths round up</text:p>
          </table:table-cell>
          <table:table-cell table:number-columns-repeated="16376"/>
        </table:table-row>
        <table:table-row table:style-name="ro1">
          <table:table-cell office:value-type="float" office:value="4018.9999999884299" table:formula="of:=[.A14]" table:style-name="ce1">
            <text:p>4019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4018.9999999884299" table:formula="of:=IF([.B15];[.A15]+1462;[.A15])" table:style-name="ce1">
            <text:p>4019</text:p>
          </table:table-cell>
          <table:table-cell office:value-type="string" table:style-name="ce1">
            <text:p>[ss]</text:p>
          </table:table-cell>
          <table:table-cell office:value-type="string" office:string-value="347241600" table:formula="of:=TEXT([.A15];[.D15])" table:style-name="ce1">
            <text:p>347241600</text:p>
          </table:table-cell>
          <table:table-cell office:value-type="string" table:style-name="ce1">
            <text:p>347241600</text:p>
          </table:table-cell>
          <table:table-cell office:value-type="boolean" office:boolean-value="true" table:formula="of:=[.E15]=[.F15]" table:style-name="ce1">
            <text:p>TRUE</text:p>
          </table:table-cell>
          <table:table-cell office:value-type="string" table:style-name="ce1">
            <text:p>second duration round up</text:p>
          </table:table-cell>
          <table:table-cell table:number-columns-repeated="16376"/>
        </table:table-row>
        <table:table-row table:style-name="ro1">
          <table:table-cell office:value-type="float" office:value="6.8999999999999997E-4" table:style-name="ce1">
            <text:p>0.00069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.8999999999999997E-4" table:formula="of:=IF([.B16];[.A16]+1462;[.A16])" table:style-name="ce1">
            <text:p>0.00069</text:p>
          </table:table-cell>
          <table:table-cell office:value-type="string" table:style-name="ce1">
            <text:p>yyyy mmm ddd dd hh:mm:ss</text:p>
          </table:table-cell>
          <table:table-cell office:value-type="string" office:string-value="1900 Jan Sat 00 00:01:00" table:formula="of:=TEXT([.C16];[.D16])" table:style-name="ce1">
            <text:p>1900 Jan Sat 00 00:01:00</text:p>
          </table:table-cell>
          <table:table-cell office:value-type="string" table:style-name="ce1">
            <text:p>1900 Jan Sat 00 00:01:00</text:p>
          </table:table-cell>
          <table:table-cell office:value-type="boolean" office:boolean-value="true" table:formula="of:=[.E16]=[.F16]" table:style-name="ce1">
            <text:p>TRUE</text:p>
          </table:table-cell>
          <table:table-cell office:value-type="string" table:style-name="ce1">
            <text:p>rounds up to 1 minute</text:p>
          </table:table-cell>
          <table:table-cell table:number-columns-repeated="16376"/>
        </table:table-row>
        <table:table-row table:style-name="ro1">
          <table:table-cell office:value-type="float" office:value="1.3879999999999999E-3" table:style-name="ce1">
            <text:p>0.001388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.3879999999999999E-3" table:formula="of:=IF([.B17];[.A17]+1462;[.A17])" table:style-name="ce1">
            <text:p>0.001388</text:p>
          </table:table-cell>
          <table:table-cell office:value-type="string" table:style-name="ce1">
            <text:p>yyyy mmm ddd dd hh:mm:ss</text:p>
          </table:table-cell>
          <table:table-cell office:value-type="string" office:string-value="1900 Jan Sat 00 00:02:00" table:formula="of:=TEXT([.C17];[.D17])" table:style-name="ce1">
            <text:p>1900 Jan Sat 00 00:02:00</text:p>
          </table:table-cell>
          <table:table-cell office:value-type="string" table:style-name="ce1">
            <text:p>1900 Jan Sat 00 00:02:00</text:p>
          </table:table-cell>
          <table:table-cell office:value-type="boolean" office:boolean-value="true" table:formula="of:=[.E17]=[.F17]" table:style-name="ce1">
            <text:p>TRUE</text:p>
          </table:table-cell>
          <table:table-cell office:value-type="string" table:style-name="ce1">
            <text:p>rounds up to 2 munutes</text:p>
          </table:table-cell>
          <table:table-cell table:number-columns-repeated="16376"/>
        </table:table-row>
        <table:table-row table:style-name="ro1">
          <table:table-cell office:value-type="float" office:value="6.94E-3" table:style-name="ce1">
            <text:p>0.00694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.94E-3" table:formula="of:=IF([.B18];[.A18]+1462;[.A18])" table:style-name="ce1">
            <text:p>0.00694</text:p>
          </table:table-cell>
          <table:table-cell office:value-type="string" table:style-name="ce1">
            <text:p>yyyy mmm ddd dd hh:mm:ss</text:p>
          </table:table-cell>
          <table:table-cell office:value-type="string" office:string-value="1900 Jan Sat 00 00:10:00" table:formula="of:=TEXT([.C18];[.D18])" table:style-name="ce1">
            <text:p>1900 Jan Sat 00 00:10:00</text:p>
          </table:table-cell>
          <table:table-cell office:value-type="string" table:style-name="ce1">
            <text:p>1900 Jan Sat 00 00:10:00</text:p>
          </table:table-cell>
          <table:table-cell office:value-type="boolean" office:boolean-value="true" table:formula="of:=[.E18]=[.F18]" table:style-name="ce1">
            <text:p>TRUE</text:p>
          </table:table-cell>
          <table:table-cell office:value-type="string" table:style-name="ce1">
            <text:p>rounds up to 10 minutes</text:p>
          </table:table-cell>
          <table:table-cell table:number-columns-repeated="16376"/>
        </table:table-row>
        <table:table-row table:style-name="ro1">
          <table:table-cell office:value-type="float" office:value="8.3330000000000001E-2" table:style-name="ce1">
            <text:p>0.08333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8.3330000000000001E-2" table:formula="of:=IF([.B19];[.A19]+1462;[.A19])" table:style-name="ce1">
            <text:p>0.08333</text:p>
          </table:table-cell>
          <table:table-cell office:value-type="string" table:style-name="ce1">
            <text:p>yyyy mmm ddd dd hh:mm:ss</text:p>
          </table:table-cell>
          <table:table-cell office:value-type="string" office:string-value="1900 Jan Sat 00 02:00:00" table:formula="of:=TEXT([.C19];[.D19])" table:style-name="ce1">
            <text:p>1900 Jan Sat 00 02:00:00</text:p>
          </table:table-cell>
          <table:table-cell office:value-type="string" table:style-name="ce1">
            <text:p>1900 Jan Sat 00 02:00:00</text:p>
          </table:table-cell>
          <table:table-cell office:value-type="boolean" office:boolean-value="true" table:formula="of:=[.E19]=[.F19]" table:style-name="ce1">
            <text:p>TRUE</text:p>
          </table:table-cell>
          <table:table-cell office:value-type="string" table:style-name="ce1">
            <text:p>rounds up to 2 hours</text:p>
          </table:table-cell>
          <table:table-cell table:number-columns-repeated="16376"/>
        </table:table-row>
        <table:table-row table:style-name="ro1">
          <table:table-cell office:value-type="float" office:value="0.99999899999999997" table:style-name="ce1">
            <text:p>0.999999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0.99999899999999997" table:formula="of:=IF([.B20];[.A20]+1462;[.A20])" table:style-name="ce1">
            <text:p>0.999999</text:p>
          </table:table-cell>
          <table:table-cell office:value-type="string" table:style-name="ce1">
            <text:p>yyyy mmm ddd dd hh:mm:ss</text:p>
          </table:table-cell>
          <table:table-cell office:value-type="string" office:string-value="1900 Jan Sun 01 00:00:00" table:formula="of:=TEXT([.C20];[.D20])" table:style-name="ce1">
            <text:p>1900 Jan Sun 01 00:00:00</text:p>
          </table:table-cell>
          <table:table-cell office:value-type="string" table:style-name="ce1">
            <text:p>1900 Jan Sun 01 00:00:00</text:p>
          </table:table-cell>
          <table:table-cell office:value-type="boolean" office:boolean-value="true" table:formula="of:=[.E20]=[.F20]" table:style-name="ce1">
            <text:p>TRUE</text:p>
          </table:table-cell>
          <table:table-cell office:value-type="string" table:style-name="ce1">
            <text:p>rounds up day</text:p>
          </table:table-cell>
          <table:table-cell table:number-columns-repeated="16376"/>
        </table:table-row>
        <table:table-row table:style-name="ro1">
          <table:table-cell office:value-type="float" office:value="31.999998999999999" table:style-name="ce1">
            <text:p>31.999999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31.999998999999999" table:formula="of:=IF([.B21];[.A21]+1462;[.A21])" table:style-name="ce1">
            <text:p>31.999999</text:p>
          </table:table-cell>
          <table:table-cell office:value-type="string" table:style-name="ce1">
            <text:p>yyyy mmm ddd dd hh:mm:ss</text:p>
          </table:table-cell>
          <table:table-cell office:value-type="string" office:string-value="1900 Feb Wed 01 00:00:00" table:formula="of:=TEXT([.C21];[.D21])" table:style-name="ce1">
            <text:p>1900 Feb Wed 01 00:00:00</text:p>
          </table:table-cell>
          <table:table-cell office:value-type="string" table:style-name="ce1">
            <text:p>1900 Feb Wed 01 00:00:00</text:p>
          </table:table-cell>
          <table:table-cell office:value-type="boolean" office:boolean-value="true" table:formula="of:=[.E21]=[.F21]" table:style-name="ce1">
            <text:p>TRUE</text:p>
          </table:table-cell>
          <table:table-cell office:value-type="string" table:style-name="ce1">
            <text:p>rounds up month</text:p>
          </table:table-cell>
          <table:table-cell table:number-columns-repeated="16376"/>
        </table:table-row>
        <table:table-row table:style-name="ro1">
          <table:table-cell office:value-type="float" office:value="59.999999000000003" table:style-name="ce1">
            <text:p>59.999999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9.999999000000003" table:formula="of:=IF([.B22];[.A22]+1462;[.A22])" table:style-name="ce1">
            <text:p>59.999999</text:p>
          </table:table-cell>
          <table:table-cell office:value-type="string" table:style-name="ce1">
            <text:p>yyyy mmm ddd dd hh:mm:ss</text:p>
          </table:table-cell>
          <table:table-cell office:value-type="string" office:string-value="1900 Feb Wed 29 00:00:00" table:formula="of:=TEXT([.C22];[.D22])" table:style-name="ce1">
            <text:p>1900 Feb Wed 29 00:00:00</text:p>
          </table:table-cell>
          <table:table-cell office:value-type="string" table:style-name="ce1">
            <text:p>1900 Feb Wed 29 00:00:00</text:p>
          </table:table-cell>
          <table:table-cell office:value-type="boolean" office:boolean-value="true" table:formula="of:=[.E22]=[.F22]" table:style-name="ce1">
            <text:p>TRUE</text:p>
          </table:table-cell>
          <table:table-cell office:value-type="string" table:style-name="ce1">
            <text:p>rounds up to 1900 leap day</text:p>
          </table:table-cell>
          <table:table-cell table:number-columns-repeated="16376"/>
        </table:table-row>
        <table:table-row table:style-name="ro1">
          <table:table-cell office:value-type="float" office:value="60.999999000000003" table:style-name="ce1">
            <text:p>60.999999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0.999999000000003" table:formula="of:=IF([.B23];[.A23]+1462;[.A23])" table:style-name="ce1">
            <text:p>60.999999</text:p>
          </table:table-cell>
          <table:table-cell office:value-type="string" table:style-name="ce1">
            <text:p>yyyy mmm ddd dd hh:mm:ss</text:p>
          </table:table-cell>
          <table:table-cell office:value-type="string" office:string-value="1900 Mar Thu 01 00:00:00" table:formula="of:=TEXT([.C23];[.D23])" table:style-name="ce1">
            <text:p>1900 Mar Thu 01 00:00:00</text:p>
          </table:table-cell>
          <table:table-cell office:value-type="string" table:style-name="ce1">
            <text:p>1900 Mar Thu 01 00:00:00</text:p>
          </table:table-cell>
          <table:table-cell office:value-type="boolean" office:boolean-value="true" table:formula="of:=[.E23]=[.F23]" table:style-name="ce1">
            <text:p>TRUE</text:p>
          </table:table-cell>
          <table:table-cell office:value-type="string" table:style-name="ce1">
            <text:p>rounds 1900 leap day up</text:p>
          </table:table-cell>
          <table:table-cell table:number-columns-repeated="16376"/>
        </table:table-row>
        <table:table-row table:style-name="ro1">
          <table:table-cell office:value-type="float" office:value="77.999999000000003" table:style-name="ce1">
            <text:p>77.999999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77.999999000000003" table:formula="of:=IF([.B24];[.A24]+1462;[.A24])" table:style-name="ce1">
            <text:p>77.999999</text:p>
          </table:table-cell>
          <table:table-cell office:value-type="string" table:style-name="ce1">
            <text:p>yyyy mmm ddd dd hh:mm:ss</text:p>
          </table:table-cell>
          <table:table-cell office:value-type="string" office:string-value="1900 Mar Sun 18 00:00:00" table:formula="of:=TEXT([.C24];[.D24])" table:style-name="ce1">
            <text:p>1900 Mar Sun 18 00:00:00</text:p>
          </table:table-cell>
          <table:table-cell office:value-type="string" table:style-name="ce1">
            <text:p>1900 Mar Sun 18 00:00:00</text:p>
          </table:table-cell>
          <table:table-cell office:value-type="boolean" office:boolean-value="true" table:formula="of:=[.E24]=[.F24]" table:style-name="ce1">
            <text:p>TRUE</text:p>
          </table:table-cell>
          <table:table-cell office:value-type="string" table:style-name="ce1">
            <text:p>rounds up day in March</text:p>
          </table:table-cell>
          <table:table-cell table:number-columns-repeated="16376"/>
        </table:table-row>
        <table:table-row table:style-name="ro1">
          <table:table-cell office:value-type="float" office:value="366.999999" table:style-name="ce1">
            <text:p>366.999999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366.999999" table:formula="of:=IF([.B25];[.A25]+1462;[.A25])" table:style-name="ce1">
            <text:p>366.999999</text:p>
          </table:table-cell>
          <table:table-cell office:value-type="string" table:style-name="ce1">
            <text:p>yyyy mmm ddd dd hh:mm:ss</text:p>
          </table:table-cell>
          <table:table-cell office:value-type="string" office:string-value="1901 Jan Tue 01 00:00:00" table:formula="of:=TEXT([.C25];[.D25])" table:style-name="ce1">
            <text:p>1901 Jan Tue 01 00:00:00</text:p>
          </table:table-cell>
          <table:table-cell office:value-type="string" table:style-name="ce1">
            <text:p>1901 Jan Tue 01 00:00:00</text:p>
          </table:table-cell>
          <table:table-cell office:value-type="boolean" office:boolean-value="true" table:formula="of:=[.E25]=[.F25]" table:style-name="ce1">
            <text:p>TRUE</text:p>
          </table:table-cell>
          <table:table-cell office:value-type="string" table:style-name="ce1">
            <text:p>rounds up leap year 1900</text:p>
          </table:table-cell>
          <table:table-cell table:number-columns-repeated="16376"/>
        </table:table-row>
        <table:table-row table:style-name="ro1">
          <table:table-cell office:value-type="float" office:value="365.999999" table:style-name="ce1">
            <text:p>365.999999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365.999999" table:formula="of:=IF([.B26];[.A26]+1462;[.A26])" table:style-name="ce1">
            <text:p>365.999999</text:p>
          </table:table-cell>
          <table:table-cell office:value-type="string" table:style-name="ce1">
            <text:p>yyyy mmm ddd dd hh:mm:ss</text:p>
          </table:table-cell>
          <table:table-cell office:value-type="string" office:string-value="1900 Dec Mon 31 00:00:00" table:formula="of:=TEXT([.C26];[.D26])" table:style-name="ce1">
            <text:p>1900 Dec Mon 31 00:00:00</text:p>
          </table:table-cell>
          <table:table-cell office:value-type="string" table:style-name="ce1">
            <text:p>1900 Dec Mon 31 00:00:00</text:p>
          </table:table-cell>
          <table:table-cell office:value-type="boolean" office:boolean-value="true" table:formula="of:=[.E26]=[.F26]" table:style-name="ce1">
            <text:p>TRUE</text:p>
          </table:table-cell>
          <table:table-cell office:value-type="string" table:style-name="ce1">
            <text:p>rounds up leap year 1904</text:p>
          </table:table-cell>
          <table:table-cell table:number-columns-repeated="16376"/>
        </table:table-row>
        <table:table-row table:style-name="ro1">
          <table:table-cell office:value-type="float" office:value="6.8999999999999997E-4" table:style-name="ce1">
            <text:p>0.00069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462.0006900000001" table:formula="of:=IF([.B27];[.A27]+1462;[.A27])" table:style-name="ce1">
            <text:p>1462.00069</text:p>
          </table:table-cell>
          <table:table-cell office:value-type="string" table:style-name="ce1">
            <text:p>yyyy mmm ddd dd hh:mm:ss</text:p>
          </table:table-cell>
          <table:table-cell office:value-type="string" office:string-value="1904 Jan Fri 01 00:01:00" table:formula="of:=TEXT([.C27];[.D27])" table:style-name="ce1">
            <text:p>1904 Jan Fri 01 00:01:00</text:p>
          </table:table-cell>
          <table:table-cell office:value-type="string" table:style-name="ce1">
            <text:p>1904 Jan Fri 01 00:01:00</text:p>
          </table:table-cell>
          <table:table-cell office:value-type="boolean" office:boolean-value="true" table:formula="of:=[.E27]=[.F27]" table:style-name="ce1">
            <text:p>TRUE</text:p>
          </table:table-cell>
          <table:table-cell office:value-type="string" table:style-name="ce1">
            <text:p>rounds up to 1 minute</text:p>
          </table:table-cell>
          <table:table-cell table:number-columns-repeated="16376"/>
        </table:table-row>
        <table:table-row table:style-name="ro1">
          <table:table-cell office:value-type="float" office:value="1.3879999999999999E-3" table:style-name="ce1">
            <text:p>0.001388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462.0013879999999" table:formula="of:=IF([.B28];[.A28]+1462;[.A28])" table:style-name="ce1">
            <text:p>1462.001388</text:p>
          </table:table-cell>
          <table:table-cell office:value-type="string" table:style-name="ce1">
            <text:p>yyyy mmm ddd dd hh:mm:ss</text:p>
          </table:table-cell>
          <table:table-cell office:value-type="string" office:string-value="1904 Jan Fri 01 00:02:00" table:formula="of:=TEXT([.C28];[.D28])" table:style-name="ce1">
            <text:p>1904 Jan Fri 01 00:02:00</text:p>
          </table:table-cell>
          <table:table-cell office:value-type="string" table:style-name="ce1">
            <text:p>1904 Jan Fri 01 00:02:00</text:p>
          </table:table-cell>
          <table:table-cell office:value-type="boolean" office:boolean-value="true" table:formula="of:=[.E28]=[.F28]" table:style-name="ce1">
            <text:p>TRUE</text:p>
          </table:table-cell>
          <table:table-cell office:value-type="string" table:style-name="ce1">
            <text:p>rounds up to 2 munutes</text:p>
          </table:table-cell>
          <table:table-cell table:number-columns-repeated="16376"/>
        </table:table-row>
        <table:table-row table:style-name="ro1">
          <table:table-cell office:value-type="float" office:value="6.94E-3" table:style-name="ce1">
            <text:p>0.00694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462.00694" table:formula="of:=IF([.B29];[.A29]+1462;[.A29])" table:style-name="ce1">
            <text:p>1462.00694</text:p>
          </table:table-cell>
          <table:table-cell office:value-type="string" table:style-name="ce1">
            <text:p>yyyy mmm ddd dd hh:mm:ss</text:p>
          </table:table-cell>
          <table:table-cell office:value-type="string" office:string-value="1904 Jan Fri 01 00:10:00" table:formula="of:=TEXT([.C29];[.D29])" table:style-name="ce1">
            <text:p>1904 Jan Fri 01 00:10:00</text:p>
          </table:table-cell>
          <table:table-cell office:value-type="string" table:style-name="ce1">
            <text:p>1904 Jan Fri 01 00:10:00</text:p>
          </table:table-cell>
          <table:table-cell office:value-type="boolean" office:boolean-value="true" table:formula="of:=[.E29]=[.F29]" table:style-name="ce1">
            <text:p>TRUE</text:p>
          </table:table-cell>
          <table:table-cell office:value-type="string" table:style-name="ce1">
            <text:p>rounds up to 10 minutes</text:p>
          </table:table-cell>
          <table:table-cell table:number-columns-repeated="16376"/>
        </table:table-row>
        <table:table-row table:style-name="ro1">
          <table:table-cell office:value-type="float" office:value="8.3330000000000001E-2" table:style-name="ce1">
            <text:p>0.08333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462.0833299999999" table:formula="of:=IF([.B30];[.A30]+1462;[.A30])" table:style-name="ce1">
            <text:p>1462.08333</text:p>
          </table:table-cell>
          <table:table-cell office:value-type="string" table:style-name="ce1">
            <text:p>yyyy mmm ddd dd hh:mm:ss</text:p>
          </table:table-cell>
          <table:table-cell office:value-type="string" office:string-value="1904 Jan Fri 01 02:00:00" table:formula="of:=TEXT([.C30];[.D30])" table:style-name="ce1">
            <text:p>1904 Jan Fri 01 02:00:00</text:p>
          </table:table-cell>
          <table:table-cell office:value-type="string" table:style-name="ce1">
            <text:p>1904 Jan Fri 01 02:00:00</text:p>
          </table:table-cell>
          <table:table-cell office:value-type="boolean" office:boolean-value="true" table:formula="of:=[.E30]=[.F30]" table:style-name="ce1">
            <text:p>TRUE</text:p>
          </table:table-cell>
          <table:table-cell office:value-type="string" table:style-name="ce1">
            <text:p>rounds up to 2 hours</text:p>
          </table:table-cell>
          <table:table-cell table:number-columns-repeated="16376"/>
        </table:table-row>
        <table:table-row table:style-name="ro1">
          <table:table-cell office:value-type="float" office:value="0.99999899999999997" table:style-name="ce1">
            <text:p>0.999999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462.9999989999999" table:formula="of:=IF([.B31];[.A31]+1462;[.A31])" table:style-name="ce1">
            <text:p>1462.999999</text:p>
          </table:table-cell>
          <table:table-cell office:value-type="string" table:style-name="ce1">
            <text:p>yyyy mmm ddd dd hh:mm:ss</text:p>
          </table:table-cell>
          <table:table-cell office:value-type="string" office:string-value="1904 Jan Sat 02 00:00:00" table:formula="of:=TEXT([.C31];[.D31])" table:style-name="ce1">
            <text:p>1904 Jan Sat 02 00:00:00</text:p>
          </table:table-cell>
          <table:table-cell office:value-type="string" table:style-name="ce1">
            <text:p>1904 Jan Sat 02 00:00:00</text:p>
          </table:table-cell>
          <table:table-cell office:value-type="boolean" office:boolean-value="true" table:formula="of:=[.E31]=[.F31]" table:style-name="ce1">
            <text:p>TRUE</text:p>
          </table:table-cell>
          <table:table-cell office:value-type="string" table:style-name="ce1">
            <text:p>rounds up day</text:p>
          </table:table-cell>
          <table:table-cell table:number-columns-repeated="16376"/>
        </table:table-row>
        <table:table-row table:style-name="ro1">
          <table:table-cell office:value-type="float" office:value="31.999998999999999" table:style-name="ce1">
            <text:p>31.999999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493.9999989999999" table:formula="of:=IF([.B32];[.A32]+1462;[.A32])" table:style-name="ce1">
            <text:p>1493.999999</text:p>
          </table:table-cell>
          <table:table-cell office:value-type="string" table:style-name="ce1">
            <text:p>yyyy mmm ddd dd hh:mm:ss</text:p>
          </table:table-cell>
          <table:table-cell office:value-type="string" office:string-value="1904 Feb Tue 02 00:00:00" table:formula="of:=TEXT([.C32];[.D32])" table:style-name="ce1">
            <text:p>1904 Feb Tue 02 00:00:00</text:p>
          </table:table-cell>
          <table:table-cell office:value-type="string" table:style-name="ce1">
            <text:p>1904 Feb Tue 02 00:00:00</text:p>
          </table:table-cell>
          <table:table-cell office:value-type="boolean" office:boolean-value="true" table:formula="of:=[.E32]=[.F32]" table:style-name="ce1">
            <text:p>TRUE</text:p>
          </table:table-cell>
          <table:table-cell office:value-type="string" table:style-name="ce1">
            <text:p>rounds up month</text:p>
          </table:table-cell>
          <table:table-cell table:number-columns-repeated="16376"/>
        </table:table-row>
        <table:table-row table:style-name="ro1">
          <table:table-cell office:value-type="float" office:value="59.999999000000003" table:style-name="ce1">
            <text:p>59.999999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521.9999990000001" table:formula="of:=IF([.B33];[.A33]+1462;[.A33])" table:style-name="ce1">
            <text:p>1521.999999</text:p>
          </table:table-cell>
          <table:table-cell office:value-type="string" table:style-name="ce1">
            <text:p>yyyy mmm ddd dd hh:mm:ss</text:p>
          </table:table-cell>
          <table:table-cell office:value-type="string" office:string-value="1904 Mar Tue 01 00:00:00" table:formula="of:=TEXT([.C33];[.D33])" table:style-name="ce1">
            <text:p>1904 Mar Tue 01 00:00:00</text:p>
          </table:table-cell>
          <table:table-cell office:value-type="string" table:style-name="ce1">
            <text:p>1904 Mar Tue 01 00:00:00</text:p>
          </table:table-cell>
          <table:table-cell office:value-type="boolean" office:boolean-value="true" table:formula="of:=[.E33]=[.F33]" table:style-name="ce1">
            <text:p>TRUE</text:p>
          </table:table-cell>
          <table:table-cell office:value-type="string" table:style-name="ce1">
            <text:p>rounds up to 1900 leap day</text:p>
          </table:table-cell>
          <table:table-cell table:number-columns-repeated="16376"/>
        </table:table-row>
        <table:table-row table:style-name="ro1">
          <table:table-cell office:value-type="float" office:value="60.999999000000003" table:style-name="ce1">
            <text:p>60.999999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522.9999990000001" table:formula="of:=IF([.B34];[.A34]+1462;[.A34])" table:style-name="ce1">
            <text:p>1522.999999</text:p>
          </table:table-cell>
          <table:table-cell office:value-type="string" table:style-name="ce1">
            <text:p>yyyy mmm ddd dd hh:mm:ss</text:p>
          </table:table-cell>
          <table:table-cell office:value-type="string" office:string-value="1904 Mar Wed 02 00:00:00" table:formula="of:=TEXT([.C34];[.D34])" table:style-name="ce1">
            <text:p>1904 Mar Wed 02 00:00:00</text:p>
          </table:table-cell>
          <table:table-cell office:value-type="string" table:style-name="ce1">
            <text:p>1904 Mar Wed 02 00:00:00</text:p>
          </table:table-cell>
          <table:table-cell office:value-type="boolean" office:boolean-value="true" table:formula="of:=[.E34]=[.F34]" table:style-name="ce1">
            <text:p>TRUE</text:p>
          </table:table-cell>
          <table:table-cell office:value-type="string" table:style-name="ce1">
            <text:p>rounds 1900 leap day up</text:p>
          </table:table-cell>
          <table:table-cell table:number-columns-repeated="16376"/>
        </table:table-row>
        <table:table-row table:style-name="ro1">
          <table:table-cell office:value-type="float" office:value="77.999999000000003" table:style-name="ce1">
            <text:p>77.999999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539.9999990000001" table:formula="of:=IF([.B35];[.A35]+1462;[.A35])" table:style-name="ce1">
            <text:p>1539.999999</text:p>
          </table:table-cell>
          <table:table-cell office:value-type="string" table:style-name="ce1">
            <text:p>yyyy mmm ddd dd hh:mm:ss</text:p>
          </table:table-cell>
          <table:table-cell office:value-type="string" office:string-value="1904 Mar Sat 19 00:00:00" table:formula="of:=TEXT([.C35];[.D35])" table:style-name="ce1">
            <text:p>1904 Mar Sat 19 00:00:00</text:p>
          </table:table-cell>
          <table:table-cell office:value-type="string" table:style-name="ce1">
            <text:p>1904 Mar Sat 19 00:00:00</text:p>
          </table:table-cell>
          <table:table-cell office:value-type="boolean" office:boolean-value="true" table:formula="of:=[.E35]=[.F35]" table:style-name="ce1">
            <text:p>TRUE</text:p>
          </table:table-cell>
          <table:table-cell office:value-type="string" table:style-name="ce1">
            <text:p>rounds up day in March</text:p>
          </table:table-cell>
          <table:table-cell table:number-columns-repeated="16376"/>
        </table:table-row>
        <table:table-row table:style-name="ro1">
          <table:table-cell office:value-type="float" office:value="366.999999" table:style-name="ce1">
            <text:p>366.999999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828.9999990000001" table:formula="of:=IF([.B36];[.A36]+1462;[.A36])" table:style-name="ce1">
            <text:p>1828.999999</text:p>
          </table:table-cell>
          <table:table-cell office:value-type="string" table:style-name="ce1">
            <text:p>yyyy mmm ddd dd hh:mm:ss</text:p>
          </table:table-cell>
          <table:table-cell office:value-type="string" office:string-value="1905 Jan Mon 02 00:00:00" table:formula="of:=TEXT([.C36];[.D36])" table:style-name="ce1">
            <text:p>1905 Jan Mon 02 00:00:00</text:p>
          </table:table-cell>
          <table:table-cell office:value-type="string" table:style-name="ce1">
            <text:p>1905 Jan Mon 02 00:00:00</text:p>
          </table:table-cell>
          <table:table-cell office:value-type="boolean" office:boolean-value="true" table:formula="of:=[.E36]=[.F36]" table:style-name="ce1">
            <text:p>TRUE</text:p>
          </table:table-cell>
          <table:table-cell office:value-type="string" table:style-name="ce1">
            <text:p>rounds up leap year 1900</text:p>
          </table:table-cell>
          <table:table-cell table:number-columns-repeated="16376"/>
        </table:table-row>
        <table:table-row table:style-name="ro1">
          <table:table-cell office:value-type="float" office:value="365.999999" table:style-name="ce1">
            <text:p>365.999999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827.9999990000001" table:formula="of:=IF([.B37];[.A37]+1462;[.A37])" table:style-name="ce1">
            <text:p>1827.999999</text:p>
          </table:table-cell>
          <table:table-cell office:value-type="string" table:style-name="ce1">
            <text:p>yyyy mmm ddd dd hh:mm:ss</text:p>
          </table:table-cell>
          <table:table-cell office:value-type="string" office:string-value="1905 Jan Sun 01 00:00:00" table:formula="of:=TEXT([.C37];[.D37])" table:style-name="ce1">
            <text:p>1905 Jan Sun 01 00:00:00</text:p>
          </table:table-cell>
          <table:table-cell office:value-type="string" table:style-name="ce1">
            <text:p>1905 Jan Sun 01 00:00:00</text:p>
          </table:table-cell>
          <table:table-cell office:value-type="boolean" office:boolean-value="true" table:formula="of:=[.E37]=[.F37]" table:style-name="ce1">
            <text:p>TRUE</text:p>
          </table:table-cell>
          <table:table-cell office:value-type="string" table:style-name="ce1">
            <text:p>rounds up leap year 1904</text:p>
          </table:table-cell>
          <table:table-cell table:number-columns-repeated="16376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CCCCFF"/>
      <style:text-properties fo:color="#000000"/>
    </style:style>
    <style:style style:name="_50_0_37__32_-_32_Accent2" style:display-name="20% - Accent2" style:family="table-cell" style:data-style-name="N0">
      <style:table-cell-properties fo:background-color="#C0C0C0"/>
      <style:text-properties fo:color="#000000"/>
    </style:style>
    <style:style style:name="_50_0_37__32_-_32_Accent3" style:display-name="20% - Accent3" style:family="table-cell" style:data-style-name="N0">
      <style:table-cell-properties fo:background-color="#FFFFFF"/>
      <style:text-properties fo:color="#000000"/>
    </style:style>
    <style:style style:name="_50_0_37__32_-_32_Accent4" style:display-name="20% - Accent4" style:family="table-cell" style:data-style-name="N0">
      <style:table-cell-properties fo:background-color="#FFF2CC"/>
      <style:text-properties fo:color="#000000"/>
    </style:style>
    <style:style style:name="_50_0_37__32_-_32_Accent5" style:display-name="20% - Accent5" style:family="table-cell" style:data-style-name="N0">
      <style:table-cell-properties fo:background-color="#CCFFFF"/>
      <style:text-properties fo:color="#000000"/>
    </style:style>
    <style:style style:name="_50_0_37__32_-_32_Accent6" style:display-name="20% - Accent6" style:family="table-cell" style:data-style-name="N0">
      <style:table-cell-properties fo:background-color="#CCFFCC"/>
      <style:text-properties fo:color="#000000"/>
    </style:style>
    <style:style style:name="_52_0_37__32_-_32_Accent1" style:display-name="40% - Accent1" style:family="table-cell" style:data-style-name="N0">
      <style:table-cell-properties fo:background-color="#B4C6E7"/>
      <style:text-properties fo:color="#000000"/>
    </style:style>
    <style:style style:name="_52_0_37__32_-_32_Accent2" style:display-name="40% - Accent2" style:family="table-cell" style:data-style-name="N0">
      <style:table-cell-properties fo:background-color="#C0C0C0"/>
      <style:text-properties fo:color="#000000"/>
    </style:style>
    <style:style style:name="_52_0_37__32_-_32_Accent3" style:display-name="40% - Accent3" style:family="table-cell" style:data-style-name="N0">
      <style:table-cell-properties fo:background-color="#C0C0C0"/>
      <style:text-properties fo:color="#000000"/>
    </style:style>
    <style:style style:name="_52_0_37__32_-_32_Accent4" style:display-name="40% - Accent4" style:family="table-cell" style:data-style-name="N0">
      <style:table-cell-properties fo:background-color="#FFE699"/>
      <style:text-properties fo:color="#000000"/>
    </style:style>
    <style:style style:name="_52_0_37__32_-_32_Accent5" style:display-name="40% - Accent5" style:family="table-cell" style:data-style-name="N0">
      <style:table-cell-properties fo:background-color="#BDD7EE"/>
      <style:text-properties fo:color="#000000"/>
    </style:style>
    <style:style style:name="_52_0_37__32_-_32_Accent6" style:display-name="40% - Accent6" style:family="table-cell" style:data-style-name="N0">
      <style:table-cell-properties fo:background-color="#FFFF99"/>
      <style:text-properties fo:color="#000000"/>
    </style:style>
    <style:style style:name="_54_0_37__32_-_32_Accent1" style:display-name="60% - Accent1" style:family="table-cell" style:data-style-name="N0">
      <style:table-cell-properties fo:background-color="#33CCCC"/>
      <style:text-properties fo:color="#000000"/>
    </style:style>
    <style:style style:name="_54_0_37__32_-_32_Accent2" style:display-name="60% - Accent2" style:family="table-cell" style:data-style-name="N0">
      <style:table-cell-properties fo:background-color="#C0C0C0"/>
      <style:text-properties fo:color="#000000"/>
    </style:style>
    <style:style style:name="_54_0_37__32_-_32_Accent3" style:display-name="60% - Accent3" style:family="table-cell" style:data-style-name="N0">
      <style:table-cell-properties fo:background-color="#C9C9C9"/>
      <style:text-properties fo:color="#000000"/>
    </style:style>
    <style:style style:name="_54_0_37__32_-_32_Accent4" style:display-name="60% - Accent4" style:family="table-cell" style:data-style-name="N0">
      <style:table-cell-properties fo:background-color="#FFD966"/>
      <style:text-properties fo:color="#000000"/>
    </style:style>
    <style:style style:name="_54_0_37__32_-_32_Accent5" style:display-name="60% - Accent5" style:family="table-cell" style:data-style-name="N0">
      <style:table-cell-properties fo:background-color="#9BC2E6"/>
      <style:text-properties fo:color="#000000"/>
    </style:style>
    <style:style style:name="_54_0_37__32_-_32_Accent6" style:display-name="60% - Accent6" style:family="table-cell" style:data-style-name="N0">
      <style:table-cell-properties fo:background-color="#339966"/>
      <style:text-properties fo:color="#000000"/>
    </style:style>
    <style:style style:name="Accent1" style:family="table-cell" style:data-style-name="N0">
      <style:table-cell-properties fo:background-color="#333399"/>
      <style:text-properties fo:color="#FFFFFF"/>
    </style:style>
    <style:style style:name="Accent2" style:family="table-cell" style:data-style-name="N0">
      <style:table-cell-properties fo:background-color="#FF6600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C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339966"/>
      <style:text-properties fo:color="#FFFFFF"/>
    </style:style>
    <style:style style:name="Bad" style:family="table-cell" style:data-style-name="N0">
      <style:table-cell-properties fo:background-color="#FF99CC"/>
      <style:text-properties fo:color="#9C0006"/>
    </style:style>
    <style:style style:name="Calculation" style:family="table-cell" style:data-style-name="N0">
      <style:table-cell-properties fo:border="thin solid #7F7F7F" fo:background-color="#C0C0C0"/>
      <style:text-properties fo:color="#FF99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CFFCC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333399" fo:border-left="none" fo:border-right="none"/>
      <style:text-properties fo:color="#666699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666699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33CCCC" fo:border-left="none" fo:border-right="none"/>
      <style:text-properties fo:color="#666699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666699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C0C0C0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C0C0C0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666699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713</meta:generator>
    <meta:initial-creator>Sheet JS</meta:initial-creator>
    <dc:creator>Sheet JS</dc:creator>
    <meta:creation-date>2022-07-17T23:14:58Z</meta:creation-date>
    <dc:date>2022-07-17T23:36:46Z</dc:date>
  </office:meta>
</office:document-meta>
</file>